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1957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2744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3" style:family="table-cell" style:parent-style-name="Default">
      <style:table-cell-properties fo:border="0.0008in solid #000000"/>
      <style:text-properties fo:color="#4c4c4c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33" style:family="table-cell" style:parent-style-name="Default">
      <style:table-cell-properties fo:border="0.0008in solid 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3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3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middle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font-weight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 style:font-size-complex="5.699999809265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1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42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49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style:vertical-align="middle"/>
      <style:text-properties fo:color="#000000"/>
    </style:style>
    <style:style style:name="ce154" style:family="table-cell" style:parent-style-name="Default">
      <style:table-cell-properties fo:background-color="transparent" style:vertical-align="middle"/>
      <style:text-properties fo:color="#000080"/>
    </style:style>
    <style:style style:name="ce15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56" style:family="table-cell" style:parent-style-name="Default">
      <style:text-properties fo:color="#000080"/>
    </style:style>
    <style:style style:name="ce157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114in" svg:height="1.087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8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5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5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6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40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6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1"/>
          <table:table-cell table:style-name="ce142" table:number-columns-repeated="4"/>
          <table:table-cell table:style-name="ce149" table:number-columns-repeated="3"/>
          <table:table-cell table:number-columns-repeated="1007"/>
        </table:table-row>
        <table:table-row table:style-name="ro17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2" office:value-type="string">
            <text:p>Passed</text:p>
          </table:table-cell>
          <table:table-cell table:style-name="ce142" table:formula="of:=COUNTIF([.K$7:.K$746];[.$J2])" office:value-type="float" office:value="22">
            <text:p>22</text:p>
          </table:table-cell>
          <table:table-cell table:style-name="ce142" table:formula="of:=COUNTIF([.L$7:.L$746];[.$J2])" office:value-type="float" office:value="22">
            <text:p>22</text:p>
          </table:table-cell>
          <table:table-cell table:style-name="ce142" table:formula="of:=COUNTIF([.M$7:.M$746];[.$J2])" office:value-type="float" office:value="0">
            <text:p>0</text:p>
          </table:table-cell>
          <table:table-cell table:style-name="ce142" table:formula="of:=COUNTIF([.N$7:.N$746];[.$J2])" office:value-type="float" office:value="0">
            <text:p>0</text:p>
          </table:table-cell>
          <table:table-cell table:style-name="ce149" table:number-columns-repeated="3"/>
          <table:table-cell table:number-columns-repeated="1007"/>
        </table:table-row>
        <table:table-row table:style-name="ro17">
          <table:table-cell/>
          <table:table-cell table:style-name="ce87" table:number-columns-repeated="4"/>
          <table:table-cell/>
          <table:table-cell table:style-name="ce94"/>
          <table:table-cell table:style-name="ce87"/>
          <table:table-cell table:style-name="ce125"/>
          <table:table-cell table:style-name="ce142" office:value-type="string">
            <text:p>Failed</text:p>
          </table:table-cell>
          <table:table-cell table:style-name="ce142" table:formula="of:=COUNTIF([.K$7:.K$746];[.$J3])" office:value-type="float" office:value="0">
            <text:p>0</text:p>
          </table:table-cell>
          <table:table-cell table:style-name="ce142" table:formula="of:=COUNTIF([.L$7:.L$746];[.$J3])" office:value-type="float" office:value="0">
            <text:p>0</text:p>
          </table:table-cell>
          <table:table-cell table:style-name="ce142" table:formula="of:=COUNTIF([.M$7:.M$746];[.$J3])" office:value-type="float" office:value="0">
            <text:p>0</text:p>
          </table:table-cell>
          <table:table-cell table:style-name="ce142" table:formula="of:=COUNTIF([.N$7:.N$746];[.$J3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17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0" table:number-columns-spanned="3" table:number-rows-spanned="1"/>
          <table:covered-table-cell table:style-name="ce93"/>
          <table:covered-table-cell table:style-name="ce101"/>
          <table:table-cell/>
          <table:table-cell table:style-name="ce94"/>
          <table:table-cell table:style-name="ce118"/>
          <table:table-cell table:style-name="ce126"/>
          <table:table-cell table:style-name="ce142" office:value-type="string">
            <text:p>Blocked</text:p>
          </table:table-cell>
          <table:table-cell table:style-name="ce142" table:formula="of:=COUNTIF([.K$7:.K$746];[.$J4])" office:value-type="float" office:value="0">
            <text:p>0</text:p>
          </table:table-cell>
          <table:table-cell table:style-name="ce142" table:formula="of:=COUNTIF([.L$7:.L$746];[.$J4])" office:value-type="float" office:value="0">
            <text:p>0</text:p>
          </table:table-cell>
          <table:table-cell table:style-name="ce142" table:formula="of:=COUNTIF([.M$7:.M$746];[.$J4])" office:value-type="float" office:value="0">
            <text:p>0</text:p>
          </table:table-cell>
          <table:table-cell table:style-name="ce142" table:formula="of:=COUNTIF([.N$7:.N$746];[.$J4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17">
          <table:table-cell/>
          <table:table-cell table:style-name="ce88" office:value-type="string">
            <text:p>Total Main Cases:</text:p>
          </table:table-cell>
          <table:table-cell table:style-name="ce91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4"/>
          <table:table-cell/>
          <table:table-cell table:style-name="ce94"/>
          <table:table-cell table:style-name="ce118"/>
          <table:table-cell table:style-name="ce127"/>
          <table:table-cell table:style-name="ce143" office:value-type="string">
            <text:p>N/A</text:p>
          </table:table-cell>
          <table:table-cell table:style-name="ce142" table:formula="of:=COUNTIF([.K$7:.K$746];[.$J5])" office:value-type="float" office:value="0">
            <text:p>0</text:p>
          </table:table-cell>
          <table:table-cell table:style-name="ce142" table:formula="of:=COUNTIF([.L$7:.L$746];[.$J5])" office:value-type="float" office:value="0">
            <text:p>0</text:p>
          </table:table-cell>
          <table:table-cell table:style-name="ce142" table:formula="of:=COUNTIF([.M$7:.M$746];[.$J5])" office:value-type="float" office:value="0">
            <text:p>0</text:p>
          </table:table-cell>
          <table:table-cell table:style-name="ce142" table:formula="of:=COUNTIF([.N$7:.N$746];[.$J5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hone4</text:p>
          </table:table-cell>
          <table:table-cell table:style-name="ce102" office:value-type="string">
            <text:p>iPhone 4S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38" office:value-type="string">
            <text:p>SNF_IPO_LGN_01</text:p>
          </table:table-cell>
          <table:table-cell table:style-name="ce92" office:value-type="float" office:value="1">
            <text:p>001</text:p>
          </table:table-cell>
          <table:table-cell table:style-name="ce96" office:value-type="string">
            <text:p>Mobile/IPhone/Login/Valid <text:s/>Authenticate </text:p>
          </table:table-cell>
          <table:table-cell table:style-name="ce41" office:value-type="string">
            <text:p>Sign in an eXo server with valid user/password</text:p>
          </table:table-cell>
          <table:table-cell table:style-name="ce103" office:value-type="string">
            <text:p>Step 1: Sign In</text:p>
          </table:table-cell>
          <table:table-cell table:style-name="ce10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19" office:value-type="string">
            <text:p><text:span text:style-name="T18">- The application </text:span><text:span text:style-name="T18">shows "Loading..." </text:span><text:span text:style-name="T18">then the Activity </text:span><text:span text:style-name="T18">Stream</text:span><text:span text:style-name="T19"> is </text:span><text:span text:style-name="T19">display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38" office:value-type="string">
            <text:p>SNF_IPO_LGN_02</text:p>
          </table:table-cell>
          <table:table-cell table:style-name="ce92" office:value-type="float" office:value="2">
            <text:p>002</text:p>
          </table:table-cell>
          <table:table-cell table:style-name="ce96" office:value-type="string">
            <text:p>Mobile/IPhone/Login/Valid <text:s/>user name</text:p>
          </table:table-cell>
          <table:table-cell table:style-name="ce42" office:value-type="string">
            <text:p>Sign in an eXo server with invalid user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38" office:value-type="string">
            <text:p>SNF_IPO_LGN_03</text:p>
          </table:table-cell>
          <table:table-cell table:style-name="ce92" office:value-type="float" office:value="3">
            <text:p>003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38" office:value-type="string">
            <text:p>SNF_IPO_LGN_04</text:p>
          </table:table-cell>
          <table:table-cell table:style-name="ce92" office:value-type="float" office:value="4">
            <text:p>004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">
            <text:p>005</text:p>
          </table:table-cell>
          <table:table-cell table:style-name="ce38" office:value-type="string">
            <text:p>SNF_IPO_LGN_05</text:p>
          </table:table-cell>
          <table:table-cell table:style-name="ce92" office:value-type="float" office:value="5">
            <text:p>005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19" office:value-type="string">
            <text:p><text:span text:style-name="T18">- The application </text:span><text:span text:style-name="T18">shows "Loading..." </text:span><text:span text:style-name="T18">then the Activity </text:span><text:span text:style-name="T18">Stream</text:span><text:span text:style-name="T19"> is </text:span><text:span text:style-name="T19">display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">
            <text:p>006</text:p>
          </table:table-cell>
          <table:table-cell table:style-name="ce38" office:value-type="string">
            <text:p>SNF_IPO_LGN_06</text:p>
          </table:table-cell>
          <table:table-cell table:style-name="ce92" office:value-type="float" office:value="6">
            <text:p>006</text:p>
          </table:table-cell>
          <table:table-cell table:style-name="ce97" office:value-type="string">
            <text:p>Mobile/IPhone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4" office:value-type="string">
            <text:p>Alert message is displayed notice that can not reach the interne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">
            <text:p>007</text:p>
          </table:table-cell>
          <table:table-cell table:style-name="ce38" office:value-type="string">
            <text:p>SNF_IPO_LGN_07</text:p>
          </table:table-cell>
          <table:table-cell table:style-name="ce92" office:value-type="float" office:value="7">
            <text:p>007</text:p>
          </table:table-cell>
          <table:table-cell table:style-name="ce96" office:value-type="string">
            <text:p>Mobile/IPhone/Login/Remember Authenticate</text:p>
          </table:table-cell>
          <table:table-cell table:style-name="ce43" office:value-type="string">
            <text:p><text:span text:style-name="T2">Sign in an eXo </text:span><text:span text:style-name="T2">server </text:span><text:s/>with Remember User &amp; Password</text:p>
          </table:table-cell>
          <table:table-cell table:style-name="ce104" office:value-type="string">
            <text:p>Step 1: Remember Me</text:p>
          </table:table-cell>
          <table:table-cell table:style-name="ce104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04" office:value-type="string">
            <text:p>- User name &amp; password in the first sign in will be display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38" office:value-type="string">
            <text:p>SNF_IPO_LGN_08</text:p>
          </table:table-cell>
          <table:table-cell table:style-name="ce92" office:value-type="float" office:value="8">
            <text:p>008</text:p>
          </table:table-cell>
          <table:table-cell table:style-name="ce96" office:value-type="string">
            <text:p>Mobile/IPhone/Login/Auto</text:p>
          </table:table-cell>
          <table:table-cell table:style-name="ce44" office:value-type="string">
            <text:p><text:span text:style-name="T2">Sign in an eXo </text:span><text:span text:style-name="T2">server </text:span>with Auto Sign In option</text:p>
          </table:table-cell>
          <table:table-cell table:style-name="ce104" office:value-type="string">
            <text:p>Step 1: Auto Sign In</text:p>
          </table:table-cell>
          <table:table-cell table:style-name="ce104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04" office:value-type="string">
            <text:p>- Application will be automatically signed i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9">
            <text:p>009</text:p>
          </table:table-cell>
          <table:table-cell table:style-name="ce38" office:value-type="string">
            <text:p>SNF_IPO_LGN_09</text:p>
          </table:table-cell>
          <table:table-cell table:style-name="ce92" office:value-type="float" office:value="9">
            <text:p>009</text:p>
          </table:table-cell>
          <table:table-cell table:style-name="ce96" office:value-type="string">
            <text:p>Mobile/IPhone/Login/Inv<text:span text:style-name="T7">alid <text:s/></text:span><text:span text:style-name="T7">Authenticate </text:span></text:p>
          </table:table-cell>
          <table:table-cell table:style-name="ce44" office:value-type="string">
            <text:p>Log in without any server</text:p>
          </table:table-cell>
          <table:table-cell table:style-name="ce104" office:value-type="string">
            <text:p>Step 1: Sign In without any server</text:p>
          </table:table-cell>
          <table:table-cell table:style-name="ce104" office:value-type="string">
            <text:p><text:span text:style-name="T8">- Start the </text:span><text:span text:style-name="T8">application on </text:span><text:span text:style-name="T8">Mobile Device </text:span><text:span text:style-name="T9">(More info about </text:span><text:span text:style-name="T9">the device)</text:span></text:p>
            <text:p><text:span text:style-name="T10">- Don't select any </text:span><text:span text:style-name="T10">server</text:span></text:p>
            <text:p><text:span text:style-name="T10">- Input valid user </text:span><text:span text:style-name="T10">name &amp; password</text:span></text:p>
            <text:p><text:span text:style-name="T10">- Touch on the Sign </text:span><text:span text:style-name="T10">In button</text:span></text:p>
          </table:table-cell>
          <table:table-cell table:style-name="ce121" office:value-type="string">
            <text:p><text:span text:style-name="T20">- The application </text:span><text:span text:style-name="T20">shows a loader then </text:span><text:span text:style-name="T21">the alert will show </text:span><text:span text:style-name="T21">that the server </text:span><text:span text:style-name="T21">has been not </text:span><text:span text:style-name="T21">select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6" office:value-type="string">
            <text:p>Passed</text:p>
          </table:table-cell>
          <table:table-cell table:style-name="ce146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20">
          <table:table-cell table:style-name="ce84" office:value-type="float" office:value="10">
            <text:p>010</text:p>
          </table:table-cell>
          <table:table-cell table:style-name="ce38" office:value-type="string">
            <text:p>SNF_IPO_LGN_10</text:p>
          </table:table-cell>
          <table:table-cell table:style-name="ce92" office:value-type="float" office:value="10">
            <text:p>010</text:p>
          </table:table-cell>
          <table:table-cell table:style-name="ce96" office:value-type="string">
            <text:p>Mobile/IPhone/Login/Rotate Devices</text:p>
          </table:table-cell>
          <table:table-cell table:style-name="ce44" office:value-type="string">
            <text:p>Rotate devices while signing in eXo server</text:p>
          </table:table-cell>
          <table:table-cell table:style-name="ce104" office:value-type="string">
            <text:p>Step 1: Rotate devices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4" office:value-type="string">
            <text:p>- Screen won't be rot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38" office:value-type="string">
            <text:p>SNF_IPO_LGN_11</text:p>
          </table:table-cell>
          <table:table-cell table:style-name="ce92" office:value-type="float" office:value="11">
            <text:p>011</text:p>
          </table:table-cell>
          <table:table-cell table:style-name="ce96" office:value-type="string">
            <text:p>Mobile/IPhone/Logout</text:p>
          </table:table-cell>
          <table:table-cell table:style-name="ce42" office:value-type="string">
            <text:p>Logout of the Home page with Logout button</text:p>
          </table:table-cell>
          <table:table-cell table:style-name="ce104" office:value-type="string">
            <text:p>Step 1: Sign out</text:p>
          </table:table-cell>
          <table:table-cell table:style-name="ce10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22" office:value-type="string">
            <text:p>- Back to Login scree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38" office:value-type="string">
            <text:p>SNF_IPO_SET_12</text:p>
          </table:table-cell>
          <table:table-cell table:style-name="ce92" office:value-type="float" office:value="12">
            <text:p>012</text:p>
          </table:table-cell>
          <table:table-cell table:style-name="ce96" office:value-type="string">
            <text:p>Mobile/IPhone/Setting</text:p>
          </table:table-cell>
          <table:table-cell table:style-name="ce42" office:value-type="string">
            <text:p>Display Setting screen</text:p>
          </table:table-cell>
          <table:table-cell table:style-name="ce105" office:value-type="string">
            <text:p>Step 1: Start the application</text:p>
          </table:table-cell>
          <table:table-cell table:style-name="ce105" office:value-type="string">
            <text:p><text:span text:style-name="T11">- Start the </text:span><text:span text:style-name="T11">application on </text:span><text:span text:style-name="T11">mobile device</text:span> </text:p>
            <text:p>- On the authenticate screen, push the settings button</text:p>
          </table:table-cell>
          <table:table-cell table:style-name="ce123" office:value-type="string">
            <text:p>The application shows its settings. There is the possibility to change the language and change the server list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13">
            <text:p>013</text:p>
          </table:table-cell>
          <table:table-cell table:style-name="ce38" office:value-type="string">
            <text:p>SNF_IPO_SEV_13</text:p>
          </table:table-cell>
          <table:table-cell table:style-name="ce92" office:value-type="float" office:value="13">
            <text:p>013</text:p>
          </table:table-cell>
          <table:table-cell table:style-name="ce96" office:value-type="string">
            <text:p>Mobile/IPhone/Server List/Change Server</text:p>
          </table:table-cell>
          <table:table-cell table:style-name="ce42" office:value-type="string">
            <text:p>Change server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5" office:value-type="string">
            <text:p>The selected server on the previous screen is marked as select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14">
            <text:p>014</text:p>
          </table:table-cell>
          <table:table-cell table:style-name="ce38" office:value-type="string">
            <text:p>SNF_IPO_SEV_14</text:p>
          </table:table-cell>
          <table:table-cell table:style-name="ce92" office:value-type="float" office:value="14">
            <text:p>014</text:p>
          </table:table-cell>
          <table:table-cell table:style-name="ce96" office:value-type="string">
            <text:p>Mobile/IPhone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05" office:value-type="string">
            <text:p>Check box is not shown to select other server.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38" office:value-type="string">
            <text:p>SNF_IPO_SEV_15</text:p>
          </table:table-cell>
          <table:table-cell table:style-name="ce92" office:value-type="float" office:value="15">
            <text:p>015</text:p>
          </table:table-cell>
          <table:table-cell table:style-name="ce97" office:value-type="string">
            <text:p>Mobile/IPhone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06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5" office:value-type="string">
            <text:p>Cannot select the selected server to delet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6" office:value-type="string">
            <text:p>Passed</text:p>
          </table:table-cell>
          <table:table-cell table:style-name="ce146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21">
          <table:table-cell table:style-name="ce84" office:value-type="float" office:value="16">
            <text:p>016</text:p>
          </table:table-cell>
          <table:table-cell table:style-name="ce38" office:value-type="string">
            <text:p>SNF_IPO_SEV_16</text:p>
          </table:table-cell>
          <table:table-cell table:style-name="ce92" office:value-type="float" office:value="16">
            <text:p>016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22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7">
            <text:p>017</text:p>
          </table:table-cell>
          <table:table-cell table:style-name="ce38" office:value-type="string">
            <text:p>SNF_IPO_SEV_17</text:p>
          </table:table-cell>
          <table:table-cell table:style-name="ce92" office:value-type="float" office:value="17">
            <text:p>017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22" office:value-type="string">
            <text:p><text:span text:style-name="T22">New server is added </text:span><text:span text:style-name="T22">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8">
            <text:p>018</text:p>
          </table:table-cell>
          <table:table-cell table:style-name="ce38" office:value-type="string">
            <text:p>SNF_IPO_SEV_18</text:p>
          </table:table-cell>
          <table:table-cell table:style-name="ce92" office:value-type="float" office:value="18">
            <text:p>018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22" office:value-type="string">
            <text:p><text:span text:style-name="T22">New server is added </text:span><text:span text:style-name="T22">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9">
            <text:p>019</text:p>
          </table:table-cell>
          <table:table-cell table:style-name="ce38" office:value-type="string">
            <text:p>SNF_IPO_SEV_19</text:p>
          </table:table-cell>
          <table:table-cell table:style-name="ce92" office:value-type="float" office:value="19">
            <text:p>019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22" office:value-type="string">
            <text:p><text:span text:style-name="T22">New server is added </text:span><text:span text:style-name="T22">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0">
            <text:p>020</text:p>
          </table:table-cell>
          <table:table-cell table:style-name="ce38" office:value-type="string">
            <text:p>SNF_IPO_SEV_20</text:p>
          </table:table-cell>
          <table:table-cell table:style-name="ce92" office:value-type="float" office:value="20">
            <text:p>020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22" office:value-type="string">
            <text:p><text:span text:style-name="T22">New server is added </text:span><text:span text:style-name="T22">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1">
            <text:p>021</text:p>
          </table:table-cell>
          <table:table-cell table:style-name="ce38" office:value-type="string">
            <text:p>SNF_IPO_SEV_21</text:p>
          </table:table-cell>
          <table:table-cell table:style-name="ce92" office:value-type="float" office:value="21">
            <text:p>021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22" office:value-type="string">
            <text:p><text:span text:style-name="T22">New server is added </text:span><text:span text:style-name="T22">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22">
            <text:p>022</text:p>
          </table:table-cell>
          <table:table-cell table:style-name="ce38" office:value-type="string">
            <text:p>SNF_IPO_SEV_22</text:p>
          </table:table-cell>
          <table:table-cell table:style-name="ce92" office:value-type="float" office:value="22">
            <text:p>022</text:p>
          </table:table-cell>
          <table:table-cell table:style-name="ce96" office:value-type="string">
            <text:p>Mobile/IPhone/Server List/Add existing Server</text:p>
          </table:table-cell>
          <table:table-cell table:style-name="ce46" office:value-type="string">
            <text:p>Add an existing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is already present in the lis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3">
            <text:p>023</text:p>
          </table:table-cell>
          <table:table-cell table:style-name="ce38" office:value-type="string">
            <text:p>SNF_IPO_SEV_23</text:p>
          </table:table-cell>
          <table:table-cell table:style-name="ce92" office:value-type="float" office:value="23">
            <text:p>023</text:p>
          </table:table-cell>
          <table:table-cell table:style-name="ce96" office:value-type="string">
            <text:p>Mobile/IPhone/Server List/Add blank Server</text:p>
          </table:table-cell>
          <table:table-cell table:style-name="ce46" office:value-type="string">
            <text:p>Add a blank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name is requir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24">
            <text:p>024</text:p>
          </table:table-cell>
          <table:table-cell table:style-name="ce38" office:value-type="string">
            <text:p>SNF_IPO_SEV_24</text:p>
          </table:table-cell>
          <table:table-cell table:style-name="ce92" office:value-type="float" office:value="24">
            <text:p>024</text:p>
          </table:table-cell>
          <table:table-cell table:style-name="ce96" office:value-type="string">
            <text:p>Mobile/IPhone/Server List/Add existing URL</text:p>
          </table:table-cell>
          <table:table-cell table:style-name="ce46" office:value-type="string">
            <text:p>Add an existing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05" office:value-type="string">
            <text:p>An error message must be displayed with alert that the URL is already present in the lis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5">
            <text:p>025</text:p>
          </table:table-cell>
          <table:table-cell table:style-name="ce38" office:value-type="string">
            <text:p>SNF_IPO_SEV_25</text:p>
          </table:table-cell>
          <table:table-cell table:style-name="ce92" office:value-type="float" office:value="25">
            <text:p>025</text:p>
          </table:table-cell>
          <table:table-cell table:style-name="ce96" office:value-type="string">
            <text:p>Mobile/IPhone/Server List/Add blank URL</text:p>
          </table:table-cell>
          <table:table-cell table:style-name="ce46" office:value-type="string">
            <text:p>Add a blank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05" office:value-type="string">
            <text:p>An error message must be displayed with alert that the URL is requir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6">
            <text:p>026</text:p>
          </table:table-cell>
          <table:table-cell table:style-name="ce38" office:value-type="string">
            <text:p>SNF_IPO_SEV_26</text:p>
          </table:table-cell>
          <table:table-cell table:style-name="ce92" office:value-type="float" office:value="26">
            <text:p>026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7">
            <text:p>027</text:p>
          </table:table-cell>
          <table:table-cell table:style-name="ce38" office:value-type="string">
            <text:p>SNF_IPO_SEV_27</text:p>
          </table:table-cell>
          <table:table-cell table:style-name="ce92" office:value-type="float" office:value="27">
            <text:p>027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8">
            <text:p>028</text:p>
          </table:table-cell>
          <table:table-cell table:style-name="ce38" office:value-type="string">
            <text:p>SNF_IPO_SEV_28</text:p>
          </table:table-cell>
          <table:table-cell table:style-name="ce92" office:value-type="float" office:value="28">
            <text:p>028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9">
            <text:p>029</text:p>
          </table:table-cell>
          <table:table-cell table:style-name="ce38" office:value-type="string">
            <text:p>SNF_IPO_SEV_29</text:p>
          </table:table-cell>
          <table:table-cell table:style-name="ce92" office:value-type="float" office:value="29">
            <text:p>029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0">
            <text:p>030</text:p>
          </table:table-cell>
          <table:table-cell table:style-name="ce38" office:value-type="string">
            <text:p>SNF_IPO_SEV_30</text:p>
          </table:table-cell>
          <table:table-cell table:style-name="ce92" office:value-type="float" office:value="30">
            <text:p>030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1">
            <text:p>031</text:p>
          </table:table-cell>
          <table:table-cell table:style-name="ce38" office:value-type="string">
            <text:p>SNF_IPO_SEV_31</text:p>
          </table:table-cell>
          <table:table-cell table:style-name="ce92" office:value-type="float" office:value="31">
            <text:p>031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32">
            <text:p>032</text:p>
          </table:table-cell>
          <table:table-cell table:style-name="ce38" office:value-type="string">
            <text:p>SNF_IPO_SEV_32</text:p>
          </table:table-cell>
          <table:table-cell table:style-name="ce92" office:value-type="float" office:value="32">
            <text:p>032</text:p>
          </table:table-cell>
          <table:table-cell table:style-name="ce96" office:value-type="string">
            <text:p>Mobile/IPhone/Server List/Delete Server</text:p>
          </table:table-cell>
          <table:table-cell table:style-name="ce46" office:value-type="string">
            <text:p>Delete a server</text:p>
          </table:table-cell>
          <table:table-cell table:style-name="ce104" office:value-type="string">
            <text:p>Step 1: Delete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<text:span text:style-name="T12">- Touch on </text:span><text:span text:style-name="T12">corresponding of </text:span><text:span text:style-name="T12">server that want to </text:span><text:span text:style-name="T12">edit (not the </text:span><text:span text:style-name="T12">selected server)</text:span></text:p>
            <text:p>- Touch on [Delete] button</text:p>
            <text:p>- then Touch on [Done] button</text:p>
          </table:table-cell>
          <table:table-cell table:style-name="ce105" office:value-type="string">
            <text:p>Selected server is removed in server lis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33">
            <text:p>033</text:p>
          </table:table-cell>
          <table:table-cell table:style-name="ce38" office:value-type="string">
            <text:p>SNF_IPO_SEV_33</text:p>
          </table:table-cell>
          <table:table-cell table:style-name="ce92" office:value-type="float" office:value="33">
            <text:p>033</text:p>
          </table:table-cell>
          <table:table-cell table:style-name="ce98" office:value-type="string">
            <text:p><text:span text:style-name="T8">Mobile/IPhone/S</text:span><text:span text:style-name="T9">erv</text:span><text:span text:style-name="T9">er List/Add server</text:span></text:p>
          </table:table-cell>
          <table:table-cell table:style-name="ce46" office:value-type="string">
            <text:p><text:span text:style-name="T3">Add a server with </text:span><text:span text:style-name="T3">space into </text:span><text:span text:style-name="T4">the list</text:span></text:p>
          </table:table-cell>
          <table:table-cell table:style-name="ce107" office:value-type="string">
            <text:p>Step 1: Add server</text:p>
          </table:table-cell>
          <table:table-cell table:style-name="ce113" office:value-type="string">
            <text:p><text:span text:style-name="T13">- Start the </text:span><text:span text:style-name="T13">application</text:span></text:p>
            <text:p><text:span text:style-name="T13">- Go into the </text:span><text:span text:style-name="T13">settings </text:span></text:p>
            <text:p><text:span text:style-name="T13">- Touch on the </text:span><text:span text:style-name="T13">button to “Modify the </text:span><text:span text:style-name="T13">list”</text:span></text:p>
            <text:p><text:span text:style-name="T13">- Touch on [Add] </text:span><text:span text:style-name="T13">button</text:span></text:p>
            <text:p><text:span text:style-name="T13">- Input [Server </text:span><text:span text:style-name="T13">Name] &amp; URL with </text:span><text:span text:style-name="T13">format:</text:span></text:p>
            <text:p><text:span text:style-name="T13"><text:s text:c="2"/></text:span><text:span text:style-name="T13">Dem <text:s text:c="3"/></text:span><text:span text:style-name="T13">o.platform.exo.org</text:span></text:p>
            <text:p><text:span text:style-name="T13">- Touch on [Done] </text:span><text:span text:style-name="T13">button</text:span></text:p>
          </table:table-cell>
          <table:table-cell table:style-name="ce124" office:value-type="string">
            <text:p>Display message “Invalid Url”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6" table:number-columns-repeated="6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38" office:value-type="string">
            <text:p>SNF_IPO_GUI_34</text:p>
          </table:table-cell>
          <table:table-cell table:style-name="ce92" office:value-type="float" office:value="34">
            <text:p>034</text:p>
          </table:table-cell>
          <table:table-cell table:style-name="ce96" office:value-type="string">
            <text:p>Mobile/IPhone/User Guide</text:p>
          </table:table-cell>
          <table:table-cell table:style-name="ce46" office:value-type="string">
            <text:p>Don't view User guide</text:p>
          </table:table-cell>
          <table:table-cell table:style-name="ce104" office:value-type="string">
            <text:p>Step 1: show user guide</text:p>
          </table:table-cell>
          <table:table-cell table:style-name="ce105" office:value-type="string">
            <text:p><text:span text:style-name="T14">- Start the </text:span><text:span text:style-name="T14">application on </text:span><text:span text:style-name="T14">mobile device </text:span></text:p>
            <text:p><text:span text:style-name="T14">- On the </text:span><text:span text:style-name="T14">authenticate screen, </text:span><text:span text:style-name="T14">push the settings </text:span><text:span text:style-name="T14">button</text:span></text:p>
          </table:table-cell>
          <table:table-cell table:style-name="ce105" office:value-type="string">
            <text:p>- User guide button isn't display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38" office:value-type="string">
            <text:p>SNF_IPO_LAG_35</text:p>
          </table:table-cell>
          <table:table-cell table:style-name="ce92" office:value-type="float" office:value="35">
            <text:p>035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</text:p>
          </table:table-cell>
          <table:table-cell table:style-name="ce108" office:value-type="string">
            <text:p>Step 1: select language</text:p>
          </table:table-cell>
          <table:table-cell table:style-name="ce105" office:value-type="string">
            <text:p><text:span text:style-name="T11">- Start the </text:span><text:span text:style-name="T11">application on </text:span><text:span text:style-name="T11">mobile device</text:span><text:span text:style-name="T15"> </text:span></text:p>
            <text:p><text:span text:style-name="T15">- On the </text:span><text:span text:style-name="T15">authenticate screen, </text:span><text:span text:style-name="T15">push the settings </text:span><text:span text:style-name="T15">button</text:span></text:p>
            <text:p><text:span text:style-name="T15">- then, select a </text:span><text:span text:style-name="T15">language in list</text:span></text:p>
          </table:table-cell>
          <table:table-cell table:style-name="ce104" office:value-type="string">
            <text:p>- All of UI control title on the application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6">
            <text:p>036</text:p>
          </table:table-cell>
          <table:table-cell table:style-name="ce39" office:value-type="string">
            <text:p>SNF_IPO_LAG_36</text:p>
          </table:table-cell>
          <table:table-cell table:style-name="ce92" office:value-type="float" office:value="36">
            <text:p>036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News screen</text:p>
          </table:table-cell>
          <table:table-cell table:style-name="ce108" office:value-type="string">
            <text:p>Step 1: Setting language from News screen</text:p>
          </table:table-cell>
          <table:table-cell table:style-name="ce105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06" office:value-type="string">
            <text:p>- All UI control title on New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7">
            <text:p>037</text:p>
          </table:table-cell>
          <table:table-cell table:style-name="ce39" office:value-type="string">
            <text:p>SNF_IPO_LAG_37</text:p>
          </table:table-cell>
          <table:table-cell table:style-name="ce92" office:value-type="float" office:value="37">
            <text:p>037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Documents screen</text:p>
          </table:table-cell>
          <table:table-cell table:style-name="ce108" office:value-type="string">
            <text:p>Step 1: Setting language from Documents screen</text:p>
          </table:table-cell>
          <table:table-cell table:style-name="ce105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06" office:value-type="string">
            <text:p>- All UI control title on Document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8">
            <text:p>038</text:p>
          </table:table-cell>
          <table:table-cell table:style-name="ce39" office:value-type="string">
            <text:p>SNF_IPO_LAG_38</text:p>
          </table:table-cell>
          <table:table-cell table:style-name="ce92" office:value-type="float" office:value="38">
            <text:p>038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Apps screen</text:p>
          </table:table-cell>
          <table:table-cell table:style-name="ce108" office:value-type="string">
            <text:p>Step 1: Setting language from Apps screen</text:p>
          </table:table-cell>
          <table:table-cell table:style-name="ce105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06" office:value-type="string">
            <text:p>- All UI control title on App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9">
            <text:p>039</text:p>
          </table:table-cell>
          <table:table-cell table:style-name="ce38" office:value-type="string">
            <text:p>SNF_IPO_HOM_39</text:p>
          </table:table-cell>
          <table:table-cell table:style-name="ce92" office:value-type="float" office:value="39">
            <text:p>039</text:p>
          </table:table-cell>
          <table:table-cell table:style-name="ce96" office:value-type="string">
            <text:p>Mobile/IPhone/Home Screen</text:p>
          </table:table-cell>
          <table:table-cell table:style-name="ce43" office:value-type="string">
            <text:p>Check Home Screen</text:p>
          </table:table-cell>
          <table:table-cell table:style-name="ce108" office:value-type="string">
            <text:p>Step 1: Access Home screen</text:p>
          </table:table-cell>
          <table:table-cell table:style-name="ce105" office:value-type="string">
            <text:p>- Start the application on mobile device</text:p>
            <text:p>- Sign in with valid user name /password</text:p>
          </table:table-cell>
          <table:table-cell table:style-name="ce104" office:value-type="string">
            <text:p>- <text:span text:style-name="T17">1</text:span><text:span text:style-name="T23">st</text:span><text:span text:style-name="T17"> : Current user </text:span><text:span text:style-name="T17">avatar and full name </text:span><text:span text:style-name="T17">will be shown on top </text:span><text:span text:style-name="T17">of application </text:span><text:span text:style-name="T17">navigation</text:span></text:p>
            <text:p><text:span text:style-name="T17">- 2nd : News</text:span></text:p>
            <text:p><text:span text:style-name="T17">- 3rd: 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0">
            <text:p>040</text:p>
          </table:table-cell>
          <table:table-cell table:style-name="ce38" office:value-type="string">
            <text:p>SNF_IPO_APP_40</text:p>
          </table:table-cell>
          <table:table-cell table:style-name="ce92" office:value-type="float" office:value="40">
            <text:p>040</text:p>
          </table:table-cell>
          <table:table-cell table:style-name="ce97" office:value-type="string">
            <text:p>Mobile/IPhone/Application/Back</text:p>
          </table:table-cell>
          <table:table-cell table:style-name="ce44" office:value-type="string">
            <text:p>Back application to Home screen</text:p>
          </table:table-cell>
          <table:table-cell table:style-name="ce109" office:value-type="string">
            <text:p>Step 1: Back application</text:p>
          </table:table-cell>
          <table:table-cell table:style-name="ce105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06" office:value-type="string">
            <text:p>Selected application screen is closed and Home screen is come back with Activity stream featur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1">
            <text:p>041</text:p>
          </table:table-cell>
          <table:table-cell table:style-name="ce38" office:value-type="string">
            <text:p>SNF_IPO_DAB_41</text:p>
          </table:table-cell>
          <table:table-cell table:style-name="ce92" office:value-type="float" office:value="41">
            <text:p>041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</text:p>
          </table:table-cell>
          <table:table-cell table:style-name="ce11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7" office:value-type="string">
            <text:p>- All tab names have Gadgets will be displayed </text:p>
            <text:p>- The empty tabs will not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2">
            <text:p>042</text:p>
          </table:table-cell>
          <table:table-cell table:style-name="ce38" office:value-type="string">
            <text:p>SNF_IPO_DAB_42</text:p>
          </table:table-cell>
          <table:table-cell table:style-name="ce92" office:value-type="float" office:value="42">
            <text:p>042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 when dasboard name has spcecial chars</text:p>
          </table:table-cell>
          <table:table-cell table:style-name="ce11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5" office:value-type="string">
            <text:p>- All tab names will be displayed well</text:p>
            <text:p><text:span text:style-name="T12">- The empty tabs will </text:span><text:span text:style-name="T12">not be 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3">
            <text:p>043</text:p>
          </table:table-cell>
          <table:table-cell table:style-name="ce38" office:value-type="string">
            <text:p>SNF_IPO_DAB_43</text:p>
          </table:table-cell>
          <table:table-cell table:style-name="ce92" office:value-type="float" office:value="43">
            <text:p>043</text:p>
          </table:table-cell>
          <table:table-cell table:style-name="ce96" office:value-type="string">
            <text:p>Mobile/IPhone/Dashboard/GadgetTabs/Update</text:p>
          </table:table-cell>
          <table:table-cell table:style-name="ce47" office:value-type="string">
            <text:p>Update Dashboard Tabs</text:p>
          </table:table-cell>
          <table:table-cell table:style-name="ce110" office:value-type="string">
            <text:p>Step 1: <text:s/>Update Dashboard tabs</text:p>
          </table:table-cell>
          <table:table-cell table:style-name="ce11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14" office:value-type="string">
            <text:p>- <text:s/>Dashboard tabs list will be updated (added or removed)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4">
            <text:p>044</text:p>
          </table:table-cell>
          <table:table-cell table:style-name="ce38" office:value-type="string">
            <text:p>SNF_IPO_DAB_44</text:p>
          </table:table-cell>
          <table:table-cell table:style-name="ce92" office:value-type="float" office:value="44">
            <text:p>044</text:p>
          </table:table-cell>
          <table:table-cell table:style-name="ce96" office:value-type="string">
            <text:p>Mobile/IPhone/Dashboard/View</text:p>
          </table:table-cell>
          <table:table-cell table:style-name="ce47" office:value-type="string">
            <text:p>View gadget list in Dashboard</text:p>
          </table:table-cell>
          <table:table-cell table:style-name="ce110" office:value-type="string">
            <text:p>Step 1: Gadget list</text:p>
          </table:table-cell>
          <table:table-cell table:style-name="ce11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14" office:value-type="string">
            <text:p>- Gadget list is shown with Image, Title and Short resum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5">
            <text:p>045</text:p>
          </table:table-cell>
          <table:table-cell table:style-name="ce38" office:value-type="string">
            <text:p>SNF_IPO_DAB_45</text:p>
          </table:table-cell>
          <table:table-cell table:style-name="ce92" office:value-type="float" office:value="45">
            <text:p>045</text:p>
          </table:table-cell>
          <table:table-cell table:style-name="ce96" office:value-type="string">
            <text:p>Mobile/IPhone/Dashboard/Update</text:p>
          </table:table-cell>
          <table:table-cell table:style-name="ce47" office:value-type="string">
            <text:p>Update gadget list in Dashboard</text:p>
          </table:table-cell>
          <table:table-cell table:style-name="ce110" office:value-type="string">
            <text:p>Step 1: Update Gadget list</text:p>
          </table:table-cell>
          <table:table-cell table:style-name="ce11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14" office:value-type="string">
            <text:p>- Gadget List will be updated (added or removed)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46">
            <text:p>046</text:p>
          </table:table-cell>
          <table:table-cell table:style-name="ce38" office:value-type="string">
            <text:p>SNF_IPO_DAB_46</text:p>
          </table:table-cell>
          <table:table-cell table:style-name="ce92" office:value-type="float" office:value="46">
            <text:p>046</text:p>
          </table:table-cell>
          <table:table-cell table:style-name="ce96" office:value-type="string">
            <text:p>Mobile/IPhone/Dashboard/Launch</text:p>
          </table:table-cell>
          <table:table-cell table:style-name="ce47" office:value-type="string">
            <text:p>View Content of Gadget</text:p>
          </table:table-cell>
          <table:table-cell table:style-name="ce110" office:value-type="string">
            <text:p>Step 1: <text:s/>View Gadget Content</text:p>
          </table:table-cell>
          <table:table-cell table:style-name="ce11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1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7">
            <text:p>047</text:p>
          </table:table-cell>
          <table:table-cell table:style-name="ce38" office:value-type="string">
            <text:p>SNF_IPO_DAB_47</text:p>
          </table:table-cell>
          <table:table-cell table:style-name="ce92" office:value-type="float" office:value="47">
            <text:p>047</text:p>
          </table:table-cell>
          <table:table-cell table:style-name="ce97" office:value-type="string">
            <text:p>Mobile/IPhone/Dashboard/Update</text:p>
          </table:table-cell>
          <table:table-cell table:style-name="ce44" office:value-type="string">
            <text:p>Edit Content of Gadget</text:p>
          </table:table-cell>
          <table:table-cell table:style-name="ce109" office:value-type="string">
            <text:p>Step 1: Edit Gadget Content</text:p>
          </table:table-cell>
          <table:table-cell table:style-name="ce10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0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8">
            <text:p>048</text:p>
          </table:table-cell>
          <table:table-cell table:style-name="ce38" office:value-type="string">
            <text:p>SNF_IPO_DOC_48</text:p>
          </table:table-cell>
          <table:table-cell table:style-name="ce92" office:value-type="float" office:value="48">
            <text:p>048</text:p>
          </table:table-cell>
          <table:table-cell table:style-name="ce96" office:value-type="string">
            <text:p>Mobile/IPhone/Documents/Launch</text:p>
          </table:table-cell>
          <table:table-cell table:style-name="ce48" office:value-type="string">
            <text:p>View Documents application </text:p>
          </table:table-cell>
          <table:table-cell table:style-name="ce110" office:value-type="string">
            <text:p>Step 1: Open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1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49">
            <text:p>049</text:p>
          </table:table-cell>
          <table:table-cell table:style-name="ce38" office:value-type="string">
            <text:p>SNF_IPO_DOC_49</text:p>
          </table:table-cell>
          <table:table-cell table:style-name="ce92" office:value-type="float" office:value="49">
            <text:p>049</text:p>
          </table:table-cell>
          <table:table-cell table:style-name="ce96" office:value-type="string">
            <text:p>Mobile/IPhone/Documents/Close</text:p>
          </table:table-cell>
          <table:table-cell table:style-name="ce48" office:value-type="string">
            <text:p>Close Documents application</text:p>
          </table:table-cell>
          <table:table-cell table:style-name="ce110" office:value-type="string">
            <text:p>Step 1: Closing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1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0">
            <text:p>050</text:p>
          </table:table-cell>
          <table:table-cell table:style-name="ce38" office:value-type="string">
            <text:p>SNF_IPO_DOC_50</text:p>
          </table:table-cell>
          <table:table-cell table:style-name="ce92" office:value-type="float" office:value="50">
            <text:p>050</text:p>
          </table:table-cell>
          <table:table-cell table:style-name="ce96" office:value-type="string">
            <text:p>Mobile/IPhone/Documents/View Folder</text:p>
          </table:table-cell>
          <table:table-cell table:style-name="ce47" office:value-type="string">
            <text:p>View Folder</text:p>
          </table:table-cell>
          <table:table-cell table:style-name="ce110" office:value-type="string">
            <text:p>Step 1: Open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15" office:value-type="string">
            <text:p><text:span text:style-name="T17">- An Activity </text:span><text:span text:style-name="T17">indicator will show </text:span><text:span text:style-name="T17">on the navigation </text:span><text:span text:style-name="T17">bar to indicate that </text:span><text:span text:style-name="T17">items in the folder </text:span><text:span text:style-name="T17">are in the loading </text:span><text:span text:style-name="T17">progress.</text:span></text:p>
            <text:p><text:span text:style-name="T17">- After loading </text:span><text:span text:style-name="T17">progress finishes, </text:span><text:span text:style-name="T17">items in this folder </text:span><text:span text:style-name="T17">will be showed.</text:span></text:p>
            <text:p><text:span text:style-name="T17">- Folder items will be </text:span><text:span text:style-name="T17">showed with folder </text:span><text:span text:style-name="T17">icon.</text:span></text:p>
            <text:p><text:span text:style-name="T17">- File items will be </text:span><text:span text:style-name="T17">showed with icon </text:span><text:span text:style-name="T17">suitable with file </text:span><text:span text:style-name="T17">format.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1">
            <text:p>051</text:p>
          </table:table-cell>
          <table:table-cell table:style-name="ce38" office:value-type="string">
            <text:p>SNF_IPO_DOC_51</text:p>
          </table:table-cell>
          <table:table-cell table:style-name="ce92" office:value-type="float" office:value="51">
            <text:p>051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</text:p>
          </table:table-cell>
          <table:table-cell table:style-name="ce110" office:value-type="string">
            <text:p>Step 1: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15" office:value-type="string">
            <text:p><text:span text:style-name="T17">- Come back to </text:span><text:span text:style-name="T17">Documents list</text:span></text:p>
            <text:p>- New Folder is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2">
            <text:p>052</text:p>
          </table:table-cell>
          <table:table-cell table:style-name="ce38" office:value-type="string">
            <text:p>SNF_IPO_DOC_52</text:p>
          </table:table-cell>
          <table:table-cell table:style-name="ce92" office:value-type="float" office:value="52">
            <text:p>052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10" office:value-type="string">
            <text:p>Step 1: Create folder with empty nam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15" office:value-type="string">
            <text:p>- Alert message to required input name for folder</text:p>
            <text:p>- Folder isn't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3">
            <text:p>053</text:p>
          </table:table-cell>
          <table:table-cell table:style-name="ce38" office:value-type="string">
            <text:p>SNF_IPO_DOC_53</text:p>
          </table:table-cell>
          <table:table-cell table:style-name="ce92" office:value-type="float" office:value="53">
            <text:p>053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<text:s/>name has special characters</text:p>
          </table:table-cell>
          <table:table-cell table:style-name="ce110" office:value-type="string">
            <text:p>Step 1: Create Folder with <text:s/>name has special characters</text:p>
          </table:table-cell>
          <table:table-cell table:style-name="ce10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06" office:value-type="string">
            <text:p><text:span text:style-name="T16">- </text:span><text:span text:style-name="T8">Alert message the </text:span><text:span text:style-name="T8">characters do not </text:span><text:span text:style-name="T24">allowed</text:span></text:p>
            <text:p><text:span text:style-name="T16">- Come back to </text:span><text:span text:style-name="T16">Documents list</text:span></text:p>
            <text:p><text:span text:style-name="T16">- New Folder is </text:span><text:span text:style-name="T16">creat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4">
            <text:p>054</text:p>
          </table:table-cell>
          <table:table-cell table:style-name="ce38" office:value-type="string">
            <text:p>SNF_IPO_DOC_54</text:p>
          </table:table-cell>
          <table:table-cell table:style-name="ce92" office:value-type="float" office:value="54">
            <text:p>054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ancel create Folder</text:p>
          </table:table-cell>
          <table:table-cell table:style-name="ce110" office:value-type="string">
            <text:p>Step 1: Cancel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15" office:value-type="string">
            <text:p>- Come back to Documents list</text:p>
            <text:p>- Folder isn't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5">
            <text:p>055</text:p>
          </table:table-cell>
          <table:table-cell table:style-name="ce38" office:value-type="string">
            <text:p>SNF_IPO_DOC_55</text:p>
          </table:table-cell>
          <table:table-cell table:style-name="ce92" office:value-type="float" office:value="55">
            <text:p>055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15" office:value-type="string">
            <text:p><text:span text:style-name="T17">- Come back to </text:span><text:span text:style-name="T17">Documents list</text:span></text:p>
            <text:p>- Folder name is changed with new nam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6">
            <text:p>056</text:p>
          </table:table-cell>
          <table:table-cell table:style-name="ce38" office:value-type="string">
            <text:p>SNF_IPO_DOC_56</text:p>
          </table:table-cell>
          <table:table-cell table:style-name="ce92" office:value-type="float" office:value="56">
            <text:p>056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15" office:value-type="string">
            <text:p>- Alert message to required input name for folder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7">
            <text:p>057</text:p>
          </table:table-cell>
          <table:table-cell table:style-name="ce38" office:value-type="string">
            <text:p>SNF_IPO_DOC_57</text:p>
          </table:table-cell>
          <table:table-cell table:style-name="ce92" office:value-type="float" office:value="57">
            <text:p>057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name has special characters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15" office:value-type="string">
            <text:p><text:span text:style-name="T16">- Come back to </text:span><text:span text:style-name="T16">Documents list</text:span></text:p>
            <text:p><text:span text:style-name="T16">- Folder name is </text:span><text:span text:style-name="T16">changed with new </text:span><text:span text:style-name="T16">name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8">
            <text:p>058</text:p>
          </table:table-cell>
          <table:table-cell table:style-name="ce38" office:value-type="string">
            <text:p>SNF_IPO_DOC_58</text:p>
          </table:table-cell>
          <table:table-cell table:style-name="ce92" office:value-type="float" office:value="58">
            <text:p>058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Cancel rename Folder </text:p>
          </table:table-cell>
          <table:table-cell table:style-name="ce110" office:value-type="string">
            <text:p>Step 1: Cancel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15" office:value-type="string">
            <text:p><text:span text:style-name="T17">- Come back to </text:span><text:span text:style-name="T17">Documents list</text:span></text:p>
            <text:p>- Folder name isn't chang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9">
            <text:p>059</text:p>
          </table:table-cell>
          <table:table-cell table:style-name="ce38" office:value-type="string">
            <text:p>SNF_IPO_DOC_59</text:p>
          </table:table-cell>
          <table:table-cell table:style-name="ce92" office:value-type="float" office:value="59">
            <text:p>059</text:p>
          </table:table-cell>
          <table:table-cell table:style-name="ce96" office:value-type="string">
            <text:p>Mobile/IPhone/Documents/Back to Folder List</text:p>
          </table:table-cell>
          <table:table-cell table:style-name="ce48" office:value-type="string">
            <text:p>Back Folder List </text:p>
          </table:table-cell>
          <table:table-cell table:style-name="ce110" office:value-type="string">
            <text:p>Step 1: Go back to the Folder list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1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0">
            <text:p>060</text:p>
          </table:table-cell>
          <table:table-cell table:style-name="ce38" office:value-type="string">
            <text:p>SNF_IPO_DOC_60</text:p>
          </table:table-cell>
          <table:table-cell table:style-name="ce92" office:value-type="float" office:value="60">
            <text:p>060</text:p>
          </table:table-cell>
          <table:table-cell table:style-name="ce96" office:value-type="string">
            <text:p>Mobile/IPhone/Documents/View File</text:p>
          </table:table-cell>
          <table:table-cell table:style-name="ce47" office:value-type="string">
            <text:p>View a File</text:p>
          </table:table-cell>
          <table:table-cell table:style-name="ce110" office:value-type="string">
            <text:p>Step 1: View File cont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15" office:value-type="string">
            <text:p>- The file content will be showed on the scre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1">
            <text:p>061</text:p>
          </table:table-cell>
          <table:table-cell table:style-name="ce38" office:value-type="string">
            <text:p>SNF_IPO_DOC_61</text:p>
          </table:table-cell>
          <table:table-cell table:style-name="ce92" office:value-type="float" office:value="61">
            <text:p>061</text:p>
          </table:table-cell>
          <table:table-cell table:style-name="ce96" office:value-type="string">
            <text:p>Mobile/IPhone/Documents/showing action dialog</text:p>
          </table:table-cell>
          <table:table-cell table:style-name="ce48" office:value-type="string">
            <text:p>View menu action of File/Folder</text:p>
          </table:table-cell>
          <table:table-cell table:style-name="ce110" office:value-type="string">
            <text:p>Step 1: Show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1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2">
            <text:p>062</text:p>
          </table:table-cell>
          <table:table-cell table:style-name="ce38" office:value-type="string">
            <text:p>SNF_IPO_DOC_62</text:p>
          </table:table-cell>
          <table:table-cell table:style-name="ce92" office:value-type="float" office:value="62">
            <text:p>062</text:p>
          </table:table-cell>
          <table:table-cell table:style-name="ce96" office:value-type="string">
            <text:p>Mobile/IPhone/Documents/Closing action dialog</text:p>
          </table:table-cell>
          <table:table-cell table:style-name="ce48" office:value-type="string">
            <text:p>Close menu action of File/Folder</text:p>
          </table:table-cell>
          <table:table-cell table:style-name="ce110" office:value-type="string">
            <text:p>Step 1: Clos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15" office:value-type="string">
            <text:p>- The action dialog will be hidd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3">
            <text:p>063</text:p>
          </table:table-cell>
          <table:table-cell table:style-name="ce38" office:value-type="string">
            <text:p>SNF_IPO_DOC_63</text:p>
          </table:table-cell>
          <table:table-cell table:style-name="ce92" office:value-type="float" office:value="63">
            <text:p>063</text:p>
          </table:table-cell>
          <table:table-cell table:style-name="ce96" office:value-type="string">
            <text:p>Mobile/IPhone/Documents/Actions/Delete</text:p>
          </table:table-cell>
          <table:table-cell table:style-name="ce48" office:value-type="string">
            <text:p>Delete a File/Folder</text:p>
          </table:table-cell>
          <table:table-cell table:style-name="ce110" office:value-type="string">
            <text:p>Step 1: Deleting a File/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15" office:value-type="string">
            <text:p>- Selected File/Folder will be deleted and removed from list</text:p>
            <text:p><text:span text:style-name="T17">- List of File/Folder </text:span><text:span text:style-name="T17">will be 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64">
            <text:p>064</text:p>
          </table:table-cell>
          <table:table-cell table:style-name="ce38" office:value-type="string">
            <text:p>SNF_IPO_DOC_64</text:p>
          </table:table-cell>
          <table:table-cell table:style-name="ce92" office:value-type="float" office:value="64">
            <text:p>064</text:p>
          </table:table-cell>
          <table:table-cell table:style-name="ce96" office:value-type="string">
            <text:p>Mobile/IPhone/Documents/Actions/Copy</text:p>
          </table:table-cell>
          <table:table-cell table:style-name="ce47" office:value-type="string">
            <text:p>Copy/Paste a File</text:p>
          </table:table-cell>
          <table:table-cell table:style-name="ce110" office:value-type="string">
            <text:p>Step 1: copy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copied to the new folder</text:p>
            <text:p>- List of File/Folder will be updated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65">
            <text:p>065</text:p>
          </table:table-cell>
          <table:table-cell table:style-name="ce38" office:value-type="string">
            <text:p>SNF_IPO_DOC_65</text:p>
          </table:table-cell>
          <table:table-cell table:style-name="ce92" office:value-type="float" office:value="65">
            <text:p>065</text:p>
          </table:table-cell>
          <table:table-cell table:style-name="ce96" office:value-type="string">
            <text:p>Mobile/IPhone/Documents/Actions/Move</text:p>
          </table:table-cell>
          <table:table-cell table:style-name="ce47" office:value-type="string">
            <text:p>Cut/Paste a File</text:p>
          </table:table-cell>
          <table:table-cell table:style-name="ce110" office:value-type="string">
            <text:p>Step 1: Mov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moved to the new folder.</text:p>
            <text:p><text:span text:style-name="T17">- List of File/Folder </text:span><text:span text:style-name="T17">will be 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6">
            <text:p>066</text:p>
          </table:table-cell>
          <table:table-cell table:style-name="ce38" office:value-type="string">
            <text:p>SNF_IPO_DOC_66</text:p>
          </table:table-cell>
          <table:table-cell table:style-name="ce92" office:value-type="float" office:value="66">
            <text:p>066</text:p>
          </table:table-cell>
          <table:table-cell table:style-name="ce96" office:value-type="string">
            <text:p>Mobile/IPhone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10" office:value-type="string">
            <text:p>Step 1: Take a pictur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15" office:value-type="string">
            <text:p>- The new image will be uploaded to the folder item.</text:p>
            <text:p><text:span text:style-name="T17">- List of File/Folder </text:span><text:span text:style-name="T17">will be 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38" office:value-type="string">
            <text:p>SNF_IPO_NEW_67</text:p>
          </table:table-cell>
          <table:table-cell table:style-name="ce92" office:value-type="float" office:value="67">
            <text:p>06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Display Activities stream</text:p>
          </table:table-cell>
          <table:table-cell table:style-name="ce110" office:value-type="string">
            <text:p>Step 1: Go to News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15" office:value-type="string">
            <text:p>- Activities stream is displayed with all post</text:p>
            <text:p>- 100 posts is shown as defaul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8">
            <text:p>068</text:p>
          </table:table-cell>
          <table:table-cell table:style-name="ce38" office:value-type="string">
            <text:p>SNF_IPO_NEW_68</text:p>
          </table:table-cell>
          <table:table-cell table:style-name="ce92" office:value-type="float" office:value="68">
            <text:p>06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View activity detail</text:p>
          </table:table-cell>
          <table:table-cell table:style-name="ce110" office:value-type="string">
            <text:p>Step 1: Open a activity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1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9">
            <text:p>069</text:p>
          </table:table-cell>
          <table:table-cell table:style-name="ce38" office:value-type="string">
            <text:p>SNF_IPO_NEW_69</text:p>
          </table:table-cell>
          <table:table-cell table:style-name="ce92" office:value-type="float" office:value="69">
            <text:p>069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View activity detail</text:p>
          </table:table-cell>
          <table:table-cell table:style-name="ce111" office:value-type="string">
            <text:p>Step 1: Open a activity </text:p>
          </table:table-cell>
          <table:table-cell table:style-name="ce11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1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0">
            <text:p>070</text:p>
          </table:table-cell>
          <table:table-cell table:style-name="ce38" office:value-type="string">
            <text:p>SNF_IPO_NEW_70</text:p>
          </table:table-cell>
          <table:table-cell table:style-name="ce92" office:value-type="float" office:value="70">
            <text:p>070</text:p>
          </table:table-cell>
          <table:table-cell table:style-name="ce99" office:value-type="string">
            <text:p>Mobile/IPhone/News</text:p>
          </table:table-cell>
          <table:table-cell table:style-name="ce44" office:value-type="string">
            <text:p>View activity detail incase no one like this</text:p>
          </table:table-cell>
          <table:table-cell table:style-name="ce99" office:value-type="string">
            <text:p>Step 1: View liker tab</text:p>
          </table:table-cell>
          <table:table-cell table:style-name="ce106" office:value-type="string">
            <text:p><text:span text:style-name="T16">- Start the </text:span><text:span text:style-name="T16">application on </text:span><text:span text:style-name="T16">mobile device</text:span></text:p>
            <text:p><text:span text:style-name="T16">- Sign In with valid </text:span><text:span text:style-name="T16">User </text:span><text:span text:style-name="T16">name/Password</text:span></text:p>
            <text:p><text:span text:style-name="T16">- Touch on any post </text:span><text:span text:style-name="T16">has no liker in </text:span><text:span text:style-name="T16">activity stream</text:span></text:p>
            <text:p><text:span text:style-name="T16">- Touch on liker tab</text:span></text:p>
          </table:table-cell>
          <table:table-cell table:style-name="ce106" office:value-type="string">
            <text:p><text:span text:style-name="T16">- On activity details </text:span><text:span text:style-name="T16">display message "0 </text:span><text:span text:style-name="T16">people like this"</text:span></text:p>
            <text:p><text:span text:style-name="T16">- On liker details </text:span><text:span text:style-name="T16">display message </text:span><text:span text:style-name="T16">“No one like this”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71">
            <text:p>071</text:p>
          </table:table-cell>
          <table:table-cell table:style-name="ce38" office:value-type="string">
            <text:p>SNF_IPO_NEW_71</text:p>
          </table:table-cell>
          <table:table-cell table:style-name="ce92" office:value-type="float" office:value="71">
            <text:p>07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only text</text:p>
          </table:table-cell>
          <table:table-cell table:style-name="ce110" office:value-type="string">
            <text:p>Step 1: Send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06" office:value-type="string">
            <text:p><text:span text:style-name="T17">- Activity stream will </text:span><text:span text:style-name="T17">be shown </text:span><text:span text:style-name="T17">automatically after </text:span><text:span text:style-name="T17">posting new status</text:span></text:p>
            <text:p>- This post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2">
            <text:p>072</text:p>
          </table:table-cell>
          <table:table-cell table:style-name="ce38" office:value-type="string">
            <text:p>SNF_IPO_NEW_72</text:p>
          </table:table-cell>
          <table:table-cell table:style-name="ce92" office:value-type="float" office:value="72">
            <text:p>07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Take a Photo</text:p>
          </table:table-cell>
          <table:table-cell table:style-name="ce110" office:value-type="string">
            <text:p>Step 1: Take a photo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stream will </text:span><text:span text:style-name="T17">be shown </text:span><text:span text:style-name="T17">automatically after </text:span><text:span text:style-name="T17">posting new status</text:span></text:p>
            <text:p><text:span text:style-name="T17">- This post will be </text:span><text:span text:style-name="T17">shown with correct </text:span><text:span text:style-name="T17">photo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3">
            <text:p>073</text:p>
          </table:table-cell>
          <table:table-cell table:style-name="ce38" office:value-type="string">
            <text:p>SNF_IPO_NEW_73</text:p>
          </table:table-cell>
          <table:table-cell table:style-name="ce92" office:value-type="float" office:value="73">
            <text:p>073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Photo from Library</text:p>
          </table:table-cell>
          <table:table-cell table:style-name="ce110" office:value-type="string">
            <text:p>Step 1: Select a photo from Library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stream will </text:span><text:span text:style-name="T17">be shown </text:span><text:span text:style-name="T17">automatically after </text:span><text:span text:style-name="T17">posting new status</text:span></text:p>
            <text:p><text:span text:style-name="T17">- This post will be </text:span><text:span text:style-name="T17">shown with correct </text:span><text:span text:style-name="T17">photo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74">
            <text:p>074</text:p>
          </table:table-cell>
          <table:table-cell table:style-name="ce38" office:value-type="string">
            <text:p>SNF_IPO_NEW_74</text:p>
          </table:table-cell>
          <table:table-cell table:style-name="ce92" office:value-type="float" office:value="74">
            <text:p>074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Write a post with empty data</text:p>
          </table:table-cell>
          <table:table-cell table:style-name="ce110" office:value-type="string">
            <text:p>Step 1: Send a post with empty data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15" office:value-type="string">
            <text:p>- Alert message to require input tex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75">
            <text:p>075</text:p>
          </table:table-cell>
          <table:table-cell table:style-name="ce38" office:value-type="string">
            <text:p>SNF_IPO_NEW_75</text:p>
          </table:table-cell>
          <table:table-cell table:style-name="ce92" office:value-type="float" office:value="75">
            <text:p>075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take photo when composing an activity</text:p>
          </table:table-cell>
          <table:table-cell table:style-name="ce108" office:value-type="string">
            <text:p>Step 1: Take a photo</text:p>
          </table:table-cell>
          <table:table-cell table:style-name="ce108" office:value-type="string">
            <text:p><text:span text:style-name="T14">- Start the </text:span><text:span text:style-name="T14">application on </text:span><text:span text:style-name="T14">mobile device </text:span></text:p>
            <text:p><text:span text:style-name="T17">- Sign In with valid </text:span><text:span text:style-name="T17">User </text:span><text:span text:style-name="T17">name/Password</text:span></text:p>
            <text:p><text:span text:style-name="T17">- Touch on [News] </text:span><text:span text:style-name="T17">application on Home </text:span><text:span text:style-name="T17">page</text:span></text:p>
            <text:p><text:span text:style-name="T17">- Touch on [Post] </text:span><text:span text:style-name="T17">icon on the top-right</text:span></text:p>
            <text:p><text:span text:style-name="T17">- Touch on [Camera] </text:span><text:span text:style-name="T17">icon on the top-right</text:span></text:p>
            <text:p><text:span text:style-name="T17">- Touch on [Take a </text:span><text:span text:style-name="T17">Photo] button</text:span></text:p>
            <text:p><text:span text:style-name="T17">- Touch on [Done] </text:span><text:span text:style-name="T17">button</text:span></text:p>
            <text:p><text:span text:style-name="T17">- After that, take </text:span><text:span text:style-name="T17">another 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7" table:number-columns-repeated="6"/>
          <table:table-cell table:style-name="ce152"/>
          <table:table-cell table:style-name="ce154" table:number-columns-repeated="1003"/>
          <table:table-cell table:style-name="ce156" table:number-columns-repeated="4"/>
        </table:table-row>
        <table:table-row table:style-name="ro19">
          <table:table-cell table:style-name="ce84" office:value-type="float" office:value="76">
            <text:p>076</text:p>
          </table:table-cell>
          <table:table-cell table:style-name="ce38" office:value-type="string">
            <text:p>SNF_IPO_NEW_76</text:p>
          </table:table-cell>
          <table:table-cell table:style-name="ce92" office:value-type="float" office:value="76">
            <text:p>076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table:style-name="ce108" office:value-type="string">
            <text:p>Step 1: Select photo from Library</text:p>
          </table:table-cell>
          <table:table-cell table:style-name="ce104" office:value-type="string">
            <text:p><text:span text:style-name="T14">- Start the </text:span><text:span text:style-name="T14">application on </text:span><text:span text:style-name="T14">mobile device </text:span></text:p>
            <text:p><text:span text:style-name="T17">- Sign In with valid </text:span><text:span text:style-name="T17">User </text:span><text:span text:style-name="T17">name/Password</text:span></text:p>
            <text:p><text:span text:style-name="T17">- Touch on [News] </text:span><text:span text:style-name="T17">application on Home </text:span><text:span text:style-name="T17">page</text:span></text:p>
            <text:p><text:span text:style-name="T17">- Touch on [Post] </text:span><text:span text:style-name="T17">icon on the top-right</text:span></text:p>
            <text:p><text:span text:style-name="T17">- Touch on [Camera] </text:span><text:span text:style-name="T17">icon on the top-right</text:span></text:p>
            <text:p><text:span text:style-name="T17">- Touch on [Photo </text:span><text:span text:style-name="T17">Library] button</text:span></text:p>
            <text:p><text:span text:style-name="T17">- Select a photo, </text:span><text:span text:style-name="T17">touch on [OK] button</text:span></text:p>
            <text:p><text:span text:style-name="T17">- After that, select </text:span><text:span text:style-name="T17">another 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7" table:number-columns-repeated="6"/>
          <table:table-cell table:style-name="ce152"/>
          <table:table-cell table:style-name="ce154" table:number-columns-repeated="1003"/>
          <table:table-cell table:style-name="ce156" table:number-columns-repeated="4"/>
        </table:table-row>
        <table:table-row table:style-name="ro23">
          <table:table-cell table:style-name="ce84" office:value-type="float" office:value="77">
            <text:p>077</text:p>
          </table:table-cell>
          <table:table-cell table:style-name="ce38" office:value-type="string">
            <text:p>SNF_IPO_NEW_77</text:p>
          </table:table-cell>
          <table:table-cell table:style-name="ce92" office:value-type="float" office:value="77">
            <text:p>07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post</text:p>
          </table:table-cell>
          <table:table-cell table:style-name="ce110" office:value-type="string">
            <text:p>Step 1: Cancel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15" office:value-type="string">
            <text:p><text:span text:style-name="T16">- Back to activities </text:span><text:span text:style-name="T16">stream page</text:span></text:p>
            <text:p><text:span text:style-name="T16">- This post won't be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38" office:value-type="string">
            <text:p>SNF_IPO_NEW_78</text:p>
          </table:table-cell>
          <table:table-cell table:style-name="ce92" office:value-type="float" office:value="78">
            <text:p>07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</text:p>
          </table:table-cell>
          <table:table-cell table:style-name="ce110" office:value-type="string">
            <text:p>Step 1: 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15" office:value-type="string">
            <text:p>- Number of Like is 1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9">
            <text:p>079</text:p>
          </table:table-cell>
          <table:table-cell table:style-name="ce38" office:value-type="string">
            <text:p>SNF_IPO_NEW_79</text:p>
          </table:table-cell>
          <table:table-cell table:style-name="ce92" office:value-type="float" office:value="79">
            <text:p>07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</text:p>
          </table:table-cell>
          <table:table-cell table:style-name="ce110" office:value-type="string">
            <text:p>Step 1: Un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- Number of Like is 0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0">
            <text:p>080</text:p>
          </table:table-cell>
          <table:table-cell table:style-name="ce38" office:value-type="string">
            <text:p>SNF_IPO_NEW_80</text:p>
          </table:table-cell>
          <table:table-cell table:style-name="ce92" office:value-type="float" office:value="80">
            <text:p>080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 from detail screen</text:p>
          </table:table-cell>
          <table:table-cell table:style-name="ce110" office:value-type="string">
            <text:p>Step 1: 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15" office:value-type="string">
            <text:p>- Content of Post will be shown with comment and Like number (if have)</text:p>
            <text:p>- Number of Like is increased 1 poin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1">
            <text:p>081</text:p>
          </table:table-cell>
          <table:table-cell table:style-name="ce38" office:value-type="string">
            <text:p>SNF_IPO_NEW_81</text:p>
          </table:table-cell>
          <table:table-cell table:style-name="ce92" office:value-type="float" office:value="81">
            <text:p>08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 <text:s/>from detail screen</text:p>
          </table:table-cell>
          <table:table-cell table:style-name="ce110" office:value-type="string">
            <text:p>Step 1: Un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<text:span text:style-name="T17">- Content of Post will </text:span><text:span text:style-name="T17">be shown with </text:span><text:span text:style-name="T17">comment and Like </text:span><text:span text:style-name="T17">number (if have)</text:span></text:p>
            <text:p>- Number of Like is decreased 1 poin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2">
            <text:p>082</text:p>
          </table:table-cell>
          <table:table-cell table:style-name="ce38" office:value-type="string">
            <text:p>SNF_IPO_NEW_82</text:p>
          </table:table-cell>
          <table:table-cell table:style-name="ce92" office:value-type="float" office:value="82">
            <text:p>08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omment a post with valid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06" office:value-type="string">
            <text:p><text:span text:style-name="T17">- Activity stream will </text:span><text:span text:style-name="T17">be shown </text:span><text:span text:style-name="T17">automatically after </text:span><text:span text:style-name="T17">posting new status</text:span></text:p>
            <text:p>- Number of Comment is increased 1 point</text:p>
            <text:p>- New comment is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3">
            <text:p>083</text:p>
          </table:table-cell>
          <table:table-cell table:style-name="ce38" office:value-type="string">
            <text:p>SNF_IPO_NEW_83</text:p>
          </table:table-cell>
          <table:table-cell table:style-name="ce92" office:value-type="float" office:value="83">
            <text:p>083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Comment a post with empty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15" office:value-type="string">
            <text:p><text:span text:style-name="T16">- Alert message to </text:span><text:span text:style-name="T16">require input data</text:span></text:p>
            <text:p><text:span text:style-name="T16">- Back to activities </text:span><text:span text:style-name="T16">stream page</text:span></text:p>
            <text:p><text:span text:style-name="T16">- Number of </text:span><text:span text:style-name="T16">Comment isn't </text:span><text:span text:style-name="T16">changed </text:span></text:p>
            <text:p><text:span text:style-name="T16">- No new comment </text:span><text:span text:style-name="T16">is 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4">
            <text:p>084</text:p>
          </table:table-cell>
          <table:table-cell table:style-name="ce38" office:value-type="string">
            <text:p>SNF_IPO_NEW_84</text:p>
          </table:table-cell>
          <table:table-cell table:style-name="ce92" office:value-type="float" office:value="84">
            <text:p>084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comment</text:p>
          </table:table-cell>
          <table:table-cell table:style-name="ce110" office:value-type="string">
            <text:p>Step 1: Cancel comm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06" office:value-type="string">
            <text:p><text:span text:style-name="T17">- Activity stream will </text:span><text:span text:style-name="T17">be shown </text:span><text:span text:style-name="T17">automatically after </text:span><text:span text:style-name="T17">posting new status</text:span></text:p>
            <text:p><text:span text:style-name="T16">- Number of </text:span><text:span text:style-name="T16">Comment isn't </text:span><text:span text:style-name="T16">changed </text:span></text:p>
            <text:p><text:span text:style-name="T16">- No new comment </text:span><text:span text:style-name="T16">is 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5">
            <text:p>085</text:p>
          </table:table-cell>
          <table:table-cell table:style-name="ce38" office:value-type="string">
            <text:p>SNF_IPO_NEW_85</text:p>
          </table:table-cell>
          <table:table-cell table:style-name="ce92" office:value-type="float" office:value="85">
            <text:p>085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website</text:p>
          </table:table-cell>
          <table:table-cell table:style-name="ce110" office:value-type="string">
            <text:p>Step 1: Open a post <text:s/>with URL of websit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15" office:value-type="string">
            <text:p>- Redirect to website: http://google.com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6">
            <text:p>086</text:p>
          </table:table-cell>
          <table:table-cell table:style-name="ce38" office:value-type="string">
            <text:p>SNF_IPO_NEW_86</text:p>
          </table:table-cell>
          <table:table-cell table:style-name="ce92" office:value-type="float" office:value="86">
            <text:p>086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image</text:p>
          </table:table-cell>
          <table:table-cell table:style-name="ce110" office:value-type="string">
            <text:p>Step 1: Open a post <text:s/>with URL of imag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15" office:value-type="string">
            <text:p>- Imag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7">
            <text:p>087</text:p>
          </table:table-cell>
          <table:table-cell table:style-name="ce38" office:value-type="string">
            <text:p>SNF_IPO_NEW_87</text:p>
          </table:table-cell>
          <table:table-cell table:style-name="ce92" office:value-type="float" office:value="87">
            <text:p>087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Open a post with attachment</text:p>
          </table:table-cell>
          <table:table-cell table:style-name="ce110" office:value-type="string">
            <text:p>Step 1: Open a post with attachment</text:p>
          </table:table-cell>
          <table:table-cell table:style-name="ce106" office:value-type="string">
            <text:p><text:span text:style-name="T16">- Start the </text:span><text:span text:style-name="T16">application on </text:span><text:span text:style-name="T16">mobile device </text:span></text:p>
            <text:p><text:span text:style-name="T16">- Sign In with valid </text:span><text:span text:style-name="T16">User </text:span><text:span text:style-name="T16">name/Password</text:span></text:p>
            <text:p><text:span text:style-name="T16">- Touch on any post </text:span><text:span text:style-name="T16">with attachment</text:span></text:p>
            <text:p><text:span text:style-name="T16">- Touch on this </text:span><text:span text:style-name="T16">attachment from the </text:span><text:span text:style-name="T16">detail screen (image </text:span><text:span text:style-name="T16">file, text file)</text:span></text:p>
          </table:table-cell>
          <table:table-cell table:style-name="ce115" office:value-type="string">
            <text:p>- Attachment fil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38" office:value-type="string">
            <text:p>SNF_IPO_NEW_88</text:p>
          </table:table-cell>
          <table:table-cell table:style-name="ce92" office:value-type="float" office:value="88">
            <text:p>08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Show filter navigation to filter activity type</text:p>
          </table:table-cell>
          <table:table-cell table:style-name="ce110" office:value-type="string">
            <text:p>Step 1: Go to news in application</text:p>
          </table:table-cell>
          <table:table-cell table:style-name="ce115" office:value-type="string">
            <text:p>- Start application</text:p>
            <text:p>- Login with valid user name and password</text:p>
            <text:p/>
          </table:table-cell>
          <table:table-cell table:style-name="ce115" office:value-type="string">
            <text:p>- Navigation filter appear with 4 kind of activity: ''All Updates","My Spaces","My connections", "My status"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9">
            <text:p>089</text:p>
          </table:table-cell>
          <table:table-cell table:style-name="ce38" office:value-type="string">
            <text:p>SNF_IPO_SET_89</text:p>
          </table:table-cell>
          <table:table-cell table:style-name="ce92" office:value-type="float" office:value="89">
            <text:p>08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st activity following selected filter</text:p>
          </table:table-cell>
          <table:table-cell table:style-name="ce110" office:value-type="string">
            <text:p>Step 1: Touch to any filter in navigation</text:p>
          </table:table-cell>
          <table:table-cell table:style-name="ce115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15" office:value-type="string">
            <text:p>- Selected filter will be highlight</text:p>
            <text:p>- 100 activities belong to spaces that user is member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0">
            <text:p>090</text:p>
          </table:table-cell>
          <table:table-cell table:style-name="ce38" office:value-type="string">
            <text:p>SNF_IPO_SET_90</text:p>
          </table:table-cell>
          <table:table-cell table:style-name="ce92" office:value-type="float" office:value="90">
            <text:p>090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n to off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15" office:value-type="string">
            <text:p>- In personal drive of Document, the private folder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1">
            <text:p>091</text:p>
          </table:table-cell>
          <table:table-cell table:style-name="ce38" office:value-type="string">
            <text:p>SNF_IPO_SET_91</text:p>
          </table:table-cell>
          <table:table-cell table:style-name="ce92" office:value-type="float" office:value="91">
            <text:p>091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ff to on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[Done] </text:span><text:span text:style-name="T17">button</text:span></text:p>
            <text:p>- Touch on Documents app</text:p>
          </table:table-cell>
          <table:table-cell table:style-name="ce115" office:value-type="string">
            <text:p>- In personal drive of Document, the private folder will be hidde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92">
            <text:p>092</text:p>
          </table:table-cell>
          <table:table-cell table:style-name="ce38" office:value-type="string">
            <text:p>SNF_IPO_SET_92</text:p>
          </table:table-cell>
          <table:table-cell table:style-name="ce92" office:value-type="float" office:value="92">
            <text:p>092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- Start application</text:p>
            <text:p><text:span text:style-name="T17">- Sign In with valid </text:span><text:span text:style-name="T17">User </text:span><text:span text:style-name="T17">name/Password </text:span></text:p>
            <text:p>- Go to [Settings]</text:p>
            <text:p>- Setting [Remember my filter] is OFF</text:p>
            <text:p>- Touch on [Done] button</text:p>
          </table:table-cell>
          <table:table-cell table:style-name="ce117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93">
            <text:p>093</text:p>
          </table:table-cell>
          <table:table-cell table:style-name="ce38" office:value-type="string">
            <text:p>SNF_IPO_SET_93</text:p>
          </table:table-cell>
          <table:table-cell table:style-name="ce92" office:value-type="float" office:value="93">
            <text:p>093</text:p>
          </table:table-cell>
          <table:table-cell table:style-name="ce97" office:value-type="string">
            <text:p>Mobile/Iphone/Settings</text:p>
          </table:table-cell>
          <table:table-cell table:style-name="ce49" office:value-type="string">
            <text:p>Default selected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application</text:span></text:p>
            <text:p><text:span text:style-name="T16">- Login with valid </text:span><text:span text:style-name="T16">user name and </text:span><text:span text:style-name="T16">password</text:span></text:p>
            <text:p><text:span text:style-name="T16">- Go to [Settings]</text:span></text:p>
            <text:p><text:span text:style-name="T16">- Setting </text:span><text:span text:style-name="T16">[Remember my </text:span><text:span text:style-name="T16">filter] is OFF</text:span></text:p>
            <text:p><text:span text:style-name="T16">- Touch on [Done] </text:span><text:span text:style-name="T16">button</text:span></text:p>
            <text:p><text:span text:style-name="T16">- Sign In with valid </text:span><text:span text:style-name="T16">User </text:span><text:span text:style-name="T16">name/Password </text:span></text:p>
            <text:p><text:span text:style-name="T16">- Touch on [Home] </text:span><text:span text:style-name="T16">button of device</text:span></text:p>
            <text:p><text:span text:style-name="T16">- Kill exo application </text:span><text:span text:style-name="T16">process</text:span></text:p>
            <text:p><text:span text:style-name="T16">- Start application </text:span><text:span text:style-name="T16">again</text:span></text:p>
            <text:p><text:span text:style-name="T16">- Sign In with valid </text:span><text:span text:style-name="T16">User </text:span><text:span text:style-name="T16">name/Password </text:span><text:span text:style-name="T16">again</text:span></text:p>
          </table:table-cell>
          <table:table-cell table:style-name="ce106" office:value-type="string">
            <text:p>- All Update will be highlight</text:p>
            <text:p>- 100 activities belong to All Updat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94">
            <text:p>094</text:p>
          </table:table-cell>
          <table:table-cell table:style-name="ce38" office:value-type="string">
            <text:p>SNF_IPO_SET_94</text:p>
          </table:table-cell>
          <table:table-cell table:style-name="ce92" office:value-type="float" office:value="94">
            <text:p>094</text:p>
          </table:table-cell>
          <table:table-cell table:style-name="ce100" office:value-type="string">
            <text:p>Mobile/Iphone/Settings</text:p>
          </table:table-cell>
          <table:table-cell table:style-name="ce50" office:value-type="string">
            <text:p>Remember my filter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<text:span text:style-name="T16">- Start application</text:span></text:p>
            <text:p><text:span text:style-name="T16">- Sign In with valid </text:span><text:span text:style-name="T16">User </text:span><text:span text:style-name="T16">name/Password </text:span></text:p>
            <text:p><text:span text:style-name="T16">- Touch on </text:span><text:span text:style-name="T16">[Settings]</text:span></text:p>
            <text:p><text:span text:style-name="T16">- Setting </text:span><text:span text:style-name="T16">[Remember my </text:span><text:span text:style-name="T16">filter] is ON</text:span></text:p>
            <text:p><text:span text:style-name="T16">- Touch on [Done] </text:span><text:span text:style-name="T16">button</text:span></text:p>
            <text:p><text:span text:style-name="T16">- Touch on [News]</text:span></text:p>
            <text:p><text:span text:style-name="T16">- Touch on [My </text:span><text:span text:style-name="T16">Status] </text:span></text:p>
            <text:p><text:span text:style-name="T16">- Sign out to </text:span><text:span text:style-name="T16">application</text:span></text:p>
            <text:p><text:span text:style-name="T16">- Sign In with </text:span><text:span text:style-name="T16">previous user again</text:span></text:p>
          </table:table-cell>
          <table:table-cell table:style-name="ce117" office:value-type="string">
            <text:p>- My Status tabs will be highlight</text:p>
            <text:p>- 100 activities belong to My Status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155" table:number-columns-repeated="1003"/>
          <table:table-cell table:style-name="ce157" table:number-columns-repeated="4"/>
        </table:table-row>
        <table:table-row table:style-name="ro27">
          <table:table-cell table:style-name="ce84" office:value-type="float" office:value="95">
            <text:p>095</text:p>
          </table:table-cell>
          <table:table-cell table:style-name="ce38" office:value-type="string">
            <text:p>SNF_IPO_SET_95</text:p>
          </table:table-cell>
          <table:table-cell table:style-name="ce92" office:value-type="float" office:value="95">
            <text:p>095</text:p>
          </table:table-cell>
          <table:table-cell table:style-name="ce100" office:value-type="string">
            <text:p>Mobile/Iphone/Settings</text:p>
          </table:table-cell>
          <table:table-cell table:style-name="ce49" office:value-type="string">
            <text:p>Remember my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application</text:span></text:p>
            <text:p><text:span text:style-name="T16">- Sign In with valid </text:span><text:span text:style-name="T16">User </text:span><text:span text:style-name="T16">name/Password </text:span></text:p>
            <text:p><text:span text:style-name="T16">- Touch on </text:span><text:span text:style-name="T16">[Settings]</text:span></text:p>
            <text:p><text:span text:style-name="T16">- Setting </text:span><text:span text:style-name="T16">[Remember my </text:span><text:span text:style-name="T16">filter] is ON</text:span></text:p>
            <text:p><text:span text:style-name="T16">- Touch on [Done] </text:span><text:span text:style-name="T16">button</text:span></text:p>
            <text:p><text:span text:style-name="T16">- Touch on [News]</text:span></text:p>
            <text:p><text:span text:style-name="T16">- Touch on [My </text:span><text:span text:style-name="T16">Status] </text:span></text:p>
            <text:p><text:span text:style-name="T16">- Touch on [Home] </text:span><text:span text:style-name="T16">button of device</text:span></text:p>
            <text:p><text:span text:style-name="T16">- Kill exo application </text:span><text:span text:style-name="T16">process</text:span></text:p>
            <text:p><text:span text:style-name="T16">- Start application </text:span><text:span text:style-name="T16">again</text:span></text:p>
            <text:p><text:span text:style-name="T16">- Sign In with valid </text:span><text:span text:style-name="T16">User </text:span><text:span text:style-name="T16">name/Password </text:span><text:span text:style-name="T16">again</text:span></text:p>
          </table:table-cell>
          <table:table-cell table:style-name="ce106" office:value-type="string">
            <text:p><text:span text:style-name="T16">- My Status tabs will </text:span><text:span text:style-name="T16">be highlight after re-</text:span><text:span text:style-name="T16">login</text:span></text:p>
            <text:p><text:span text:style-name="T16">- 100 activities </text:span><text:span text:style-name="T16">belong to My Status </text:span><text:span text:style-name="T16">will be shown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155" table:number-columns-repeated="1003"/>
          <table:table-cell table:style-name="ce157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38" office:value-type="string">
            <text:p>SNF_IPO_P30_96</text:p>
          </table:table-cell>
          <table:table-cell table:style-name="ce92" office:value-type="float" office:value="96">
            <text:p>096</text:p>
          </table:table-cell>
          <table:table-cell table:style-name="ce97" office:value-type="string">
            <text:p>Mobile/IPhone/CheckWithPLF-3.0.x</text:p>
          </table:table-cell>
          <table:table-cell table:style-name="ce42" office:value-type="string">
            <text:p><text:span text:style-name="T2">Sign in an eXo </text:span><text:span text:style-name="T2">server </text:span>with PLF-3.0.x</text:p>
          </table:table-cell>
          <table:table-cell table:style-name="ce104" office:value-type="string">
            <text:p>Step 1: Try to login</text:p>
          </table:table-cell>
          <table:table-cell table:style-name="ce10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22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style-name="ce145" table:number-columns-repeated="6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 table:number-rows-repeated="2">
          <table:table-cell table:style-name="ce85" table:number-columns-repeated="8"/>
          <table:table-cell table:style-name="ce139"/>
          <table:table-cell table:style-name="ce85" table:number-columns-repeated="1011"/>
          <table:table-cell table:number-columns-repeated="4"/>
        </table:table-row>
        <table:table-row table:style-name="ro4" table:number-rows-repeated="186">
          <table:table-cell table:number-columns-repeated="1024"/>
        </table:table-row>
        <table:table-row table:style-name="ro4" table:number-rows-repeated="11">
          <table:table-cell table:number-columns-repeated="11"/>
          <table:table-cell table:style-name="ce148" table:number-columns-repeated="4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9/13/2012</text:date>, <text:time>13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Minh Nguyen</meta:initial-creator>
    <meta:creation-date>2008-12-16T22:10:12</meta:creation-date>
    <dc:date>2012-09-13T13:54:27</dc:date>
    <meta:editing-cycles>347</meta:editing-cycles>
    <meta:editing-duration>P4DT7H33M58S</meta:editing-duration>
    <meta:document-statistic meta:table-count="4" meta:cell-count="1880" meta:object-count="1"/>
    <meta:user-defined meta:name="Info 1"/>
    <meta:user-defined meta:name="Info 2"/>
    <meta:user-defined meta:name="Info 3"/>
    <meta:user-defined meta:name="Info 4"/>
  </office:meta>
</office:document-meta>
</file>